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bc26" officeooo:paragraph-rsid="0012bc26"/>
    </style:style>
    <style:style style:name="P2" style:family="paragraph" style:parent-style-name="Standard">
      <style:text-properties officeooo:paragraph-rsid="0015e38a"/>
    </style:style>
    <style:style style:name="P3" style:family="paragraph" style:parent-style-name="Standard">
      <style:text-properties officeooo:paragraph-rsid="001a45b9"/>
    </style:style>
    <style:style style:name="P4" style:family="paragraph" style:parent-style-name="Standard">
      <style:text-properties officeooo:paragraph-rsid="001d7c40"/>
    </style:style>
    <style:style style:name="T1" style:family="text">
      <style:text-properties officeooo:rsid="00144a49"/>
    </style:style>
    <style:style style:name="T2" style:family="text">
      <style:text-properties officeooo:rsid="0015e38a"/>
    </style:style>
    <style:style style:name="T3" style:family="text">
      <style:text-properties fo:font-weight="bold" style:font-weight-asian="bold" style:font-weight-complex="bold"/>
    </style:style>
    <style:style style:name="T4" style:family="text">
      <style:text-properties fo:font-size="10.5pt" officeooo:rsid="0015e38a" style:font-size-asian="10.5pt" style:font-size-complex="10.5pt"/>
    </style:style>
    <style:style style:name="T5" style:family="text">
      <style:text-properties fo:font-size="10.5pt" officeooo:rsid="001d7c40" style:font-size-asian="10.5pt" style:font-size-complex="10.5pt"/>
    </style:style>
    <style:style style:name="T6" style:family="text">
      <style:text-properties fo:font-size="10.5pt" officeooo:rsid="0015e38a" style:font-size-asian="9.14999961853027pt" style:font-size-complex="10.5pt"/>
    </style:style>
    <style:style style:name="T7" style:family="text">
      <style:text-properties fo:font-size="10.5pt" officeooo:rsid="0018538e" style:font-size-asian="9.14999961853027pt" style:font-size-complex="10.5pt"/>
    </style:style>
    <style:style style:name="T8" style:family="text">
      <style:text-properties fo:font-size="10.5pt" officeooo:rsid="00195273" style:font-size-asian="9.14999961853027pt" style:font-size-complex="10.5pt"/>
    </style:style>
    <style:style style:name="T9" style:family="text">
      <style:text-properties fo:font-size="10.5pt" officeooo:rsid="001bdeaa" style:font-size-asian="9.14999961853027pt" style:font-size-complex="10.5pt"/>
    </style:style>
    <style:style style:name="T10" style:family="text">
      <style:text-properties fo:font-size="10.5pt" officeooo:rsid="001c6afc" style:font-size-asian="9.14999961853027pt" style:font-size-complex="10.5pt"/>
    </style:style>
    <style:style style:name="T11" style:family="text">
      <style:text-properties fo:font-size="10.5pt" officeooo:rsid="001d5204" style:font-size-asian="9.14999961853027pt" style:font-size-complex="10.5pt"/>
    </style:style>
    <style:style style:name="T12" style:family="text">
      <style:text-properties fo:font-size="10.5pt" officeooo:rsid="001a45b9" style:font-size-asian="9.14999961853027pt" style:font-size-complex="10.5pt"/>
    </style:style>
    <style:style style:name="T13" style:family="text">
      <style:text-properties fo:font-size="10.5pt" officeooo:rsid="001d7c40" style:font-size-asian="9.14999961853027pt" style:font-size-complex="10.5pt"/>
    </style:style>
    <style:style style:name="T14" style:family="text">
      <style:text-properties fo:font-size="10.5pt" officeooo:rsid="001e13c3" style:font-size-asian="9.14999961853027pt" style:font-size-complex="10.5pt"/>
    </style:style>
    <style:style style:name="T15" style:family="text">
      <style:text-properties fo:font-size="10.5pt" officeooo:rsid="001ef200" style:font-size-asian="9.14999961853027pt" style:font-size-complex="10.5pt"/>
    </style:style>
    <style:style style:name="T16" style:family="text">
      <style:text-properties fo:font-size="10.5pt" officeooo:rsid="00203d9e" style:font-size-asian="9.14999961853027pt" style:font-size-complex="10.5pt"/>
    </style:style>
    <style:style style:name="T17" style:family="text">
      <style:text-properties fo:font-size="10.5pt" officeooo:rsid="0022927c" style:font-size-asian="9.14999961853027pt" style:font-size-complex="10.5pt"/>
    </style:style>
    <style:style style:name="T18" style:family="text">
      <style:text-properties fo:font-size="10.5pt" officeooo:rsid="0023a003" style:font-size-asian="9.14999961853027pt" style:font-size-complex="10.5pt"/>
    </style:style>
    <style:style style:name="T19" style:family="text">
      <style:text-properties fo:color="#000000" style:font-name="Times New Roman" fo:font-size="10.5pt" officeooo:rsid="0015e38a" fo:background-color="#ffffff" loext:char-shading-value="0" style:font-size-asian="10.5pt" style:font-size-complex="10.5pt"/>
    </style:style>
    <style:style style:name="T20" style:family="text">
      <style:text-properties officeooo:rsid="001ef200"/>
    </style:style>
    <style:style style:name="T21" style:family="text">
      <style:text-properties officeooo:rsid="0023a0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Introduction Draft 3</text:span> – <text:span text:style-name="T1">the failure of the European Union policies to address </text:span><text:span text:style-name="T20">agricultural </text:span><text:span text:style-name="T1">soil degradation </text:span><text:span text:style-name="T2">and the potential hope for the future.</text:span></text:p>
      <text:p text:style-name="P1"/>
      <text:p text:style-name="P4"><text:span text:style-name="T5">Up to one third</text:span><text:span text:style-name="T4"> of all terrestrial organisms are thought to reside in the soil </text:span><text:span text:style-name="T19">(Ronchi et al., 2019)</text:span><text:span text:style-name="T4">, and yet it is the only environmental medium left in Europe without any specific legislation regarding its protection.</text:span><text:span text:style-name="T2"> </text:span><text:span text:style-name="T6">Despite soils underpinning </text:span><text:span text:style-name="T15">one of</text:span><text:span text:style-name="T6"> the highest grossing </text:span><text:span text:style-name="T13">productive </text:span><text:span text:style-name="T6">sector</text:span><text:span text:style-name="T15">s</text:span><text:span text:style-name="T6"> </text:span><text:span text:style-name="T7">in Europe</text:span><text:span text:style-name="T6">, global food security and cr</text:span><text:span text:style-name="T13">ucial</text:span><text:span text:style-name="T6"> </text:span><text:span text:style-name="T13">E</text:span><text:span text:style-name="T6">co</text:span><text:span text:style-name="T13">system</text:span><text:span text:style-name="T6"> </text:span><text:span text:style-name="T13">S</text:span><text:span text:style-name="T6">ervices </text:span><text:span text:style-name="T13">(ES)</text:span><text:span text:style-name="T6">, </text:span><text:span text:style-name="T7">they are being degraded at an unprecedented rate. </text:span><text:span text:style-name="T16">Soil degradation has been defined as the inability to provide specific ecosystem functions as a result of the loss of quality and intrinsic characteristics of the soil. </text:span><text:span text:style-name="T17">European soils are under major threat from erosion, contamination, compaction, sealing and loss of soil organic matter (SOC) and biodiversity.</text:span><text:span text:style-name="T16"> </text:span><text:span text:style-name="T7">Approximately half of European soils contain less than 2% organic Carbon, with more than a third having a very high susceptibility to compaction. An estimated 3.8 mha of soil is subject to salinisation and 275 ha are lost daily to permanent soil sealing. </text:span><text:span text:style-name="T8">Consequently, European soil biodiversity is suffering and it is thought to be due to these degradation processes. </text:span><text:span text:style-name="T17">Soil degradation can be a result of both natural and anthropogenic activites, however, all six degradation process mentioned above, as well as salinisation and sodification, have been recognised at EU level as correlating to agriculture and the intensity of management practices. </text:span><text:span text:style-name="T8">The current statistics suggest that past and present legislative action has not been sufficient enough to halt the degradation process and that new laws are necessary to safeguard this vital resource. </text:span><text:span text:style-name="T15">Soils are the foundational, structural medium of the Earth’s biosphere. </text:span><text:span text:style-name="T13">Ecosystems are able to function sustainably due to the </text:span><text:span text:style-name="T15">provisional </text:span><text:span text:style-name="T13">services provided by the soil; </text:span><text:span text:style-name="T14">soils are primary agents of nutrient cycling, water purification</text:span><text:span text:style-name="T15"> and</text:span><text:span text:style-name="T14"> carbon sequestration. </text:span><text:span text:style-name="T15">Sufficient soil protection through legislation is crucial as soil can be considered a non-renewable resource. Soils are extremely slow to form and recover once degraded, it is estimated that it takes 500 years to restore just 2.5cm of topsoil. </text:span><text:span text:style-name="T16">Despite increasing recognition of the value of soil and its ecosystem services, there is currently no consensus between Member States </text:span><text:span text:style-name="T17">(MS) </text:span><text:span text:style-name="T16">of the EU on how best to overcome soil threats. This discourse between countries has resulted in the independent implementation of sectoral policies and strategies.</text:span></text:p>
      <text:p text:style-name="P2"><text:span text:style-name="T8"/></text:p>
      <text:p text:style-name="P3"><text:span text:style-name="T12">Policy failure</text:span><text:span text:style-name="T18">s</text:span><text:span text:style-name="T12"> to protect European soils </text:span><text:span text:style-name="T18">are</text:span><text:span text:style-name="T12"> arguably </text:span><text:span text:style-name="T10">the</text:span><text:span text:style-name="T12"> result of a disconnect </text:span><text:span text:style-name="T18">between</text:span><text:span text:style-name="T12"> </text:span><text:span text:style-name="T11">public perception </text:span><text:span text:style-name="T18">and</text:span><text:span text:style-name="T11"> the </text:span><text:span text:style-name="T12">importance of </text:span><text:span text:style-name="T11">ecosystem</text:span><text:span text:style-name="T12"> services provided by the soil, but new policies bring hope. For the first time since the Millenium, the European Commission has successfully proposed three new policies in attempt to achieve soil sustainability. </text:span><text:span text:style-name="T9">The EU Biodiversity Strategy for 2030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5T18:36:28.139754344</meta:creation-date>
    <dc:date>2022-08-10T14:02:12.925649888</dc:date>
    <meta:editing-duration>P2DT19H5M37S</meta:editing-duration>
    <meta:editing-cycles>6</meta:editing-cycles>
    <meta:generator>LibreOffice/6.4.7.2$Linux_X86_64 LibreOffice_project/40$Build-2</meta:generator>
    <meta:document-statistic meta:table-count="0" meta:image-count="0" meta:object-count="0" meta:page-count="2" meta:paragraph-count="3" meta:word-count="447" meta:character-count="2918" meta:non-whitespace-character-count="2472"/>
  </office:meta>
</office:document-meta>
</file>